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4">
      <style:text-properties fo:font-style="italic" style:font-style-asian="italic" style:font-style-complex="italic"/>
    </style:style>
    <style:style style:name="P2" style:family="paragraph" style:parent-style-name="Standard">
      <style:text-properties officeooo:paragraph-rsid="000ee89c"/>
    </style:style>
    <style:style style:name="P3" style:family="paragraph" style:parent-style-name="Standard">
      <style:text-properties officeooo:rsid="000ee8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e8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2" text:outline-level="2">Étape 1 : Installer Anaconda ou Miniconda</text:h>
      <text:p text:style-name="Standard"/>
      <text:p text:style-name="Standard">Si ce n'est pas déjà fait, installez Anaconda ou Miniconda depuis leur site officiel :</text:p>
      <text:p text:style-name="Standard">- <text:span text:style-name="T1">Anaconda</text:span>: Un ensemble complet de packages scientifiques pour Python.</text:p>
      <text:p text:style-name="Standard">- <text:span text:style-name="T1">Miniconda</text:span>: Une version plus légère qui vous permet d'installer uniquement Conda et les packages dont vous avez besoin.</text:p>
      <text:p text:style-name="Standard"/>
      <text:h text:style-name="Heading_20_2" text:outline-level="2"><text:s/>Étape 2 : Configuration du PATH</text:h>
      <text:h text:style-name="Heading_20_4" text:outline-level="4">Pourquoi ajouter Conda au PATH ?</text:h>
      <text:p text:style-name="P2"/>
      <text:p text:style-name="P2">- <text:span text:style-name="T1">Accessibilité universelle :</text:span>Ajouter Conda au PATH permet à Windows de trouver automatiquement les commandes de Conda (comme `conda`, `activate`, `deactivate`, etc.) à partir de n'importe quel terminal, y compris celui intégré à Visual Studio Code.</text:p>
      <text:p text:style-name="P2"><text:s text:c="2"/></text:p>
      <text:p text:style-name="P2">- <text:span text:style-name="T1">Facilité d'utilisation </text:span>: Cela simplifie l'utilisation de Conda pour la création et la gestion d'environnements virtuels et l'installation de packages Python, en évitant la nécessité de spécifier le chemin complet vers les exécutables à chaque fois.</text:p>
      <text:p text:style-name="P2"/>
      <text:h text:style-name="P1" text:outline-level="4">Comment ajouter Conda au PATH ?</text:h>
      <text:p text:style-name="P2">1.<text:span text:style-name="T1"> Pendant l'installation d'Anaconda ou Miniconda </text:span>:</text:p>
      <text:p text:style-name="P2">-Assurez-vous de cocher l'option "Ajouter Anaconda (ou Miniconda) au PATH de l'utilisateur" pendant l'installation. Cela configure automatiquement le PATH pour vous.</text:p>
      <text:p text:style-name="P2"/>
      <text:p text:style-name="P2">2. <text:span text:style-name="T1">Manuellement (si non configuré pendant l'installation) </text:span>:</text:p>
      <text:p text:style-name="P2"><text:s text:c="3"/>- Trouvez le chemin d'installation de Conda (par défaut `C:\Users\VotreNomUtilisateur\Anaconda3` ou `C:\Users\VotreNomUtilisateur\Miniconda3`).</text:p>
      <text:p text:style-name="P2"><text:s text:c="3"/>- Cliquez-droit sur "Ce PC" → Propriétés → Paramètres système avancés → Variables d'environnement.</text:p>
      <text:p text:style-name="P2"><text:s text:c="3"/>- Dans "Variables système", trouvez la variable "Path", cliquez sur "Modifier...", puis sur "Nouveau".</text:p>
      <text:p text:style-name="P2"><text:s text:c="3"/>- Ajoutez le chemin d'installation de Conda et validez en cliquant sur "OK" dans toutes les fenêtres ouvertes.</text:p>
      <text:p text:style-name="P2"/>
      <text:p text:style-name="P2">3. <text:span text:style-name="T1">Vérifiez la configuration :</text:span></text:p>
      <text:p text:style-name="P2"><text:soft-page-break/>-Ouvrez un nouveau terminal (ou redémarrez Visual Studio Code) et tapez `conda --version`. Si Conda est correctement configuré, cela affichera la version installée de Conda.</text:p>
      <text:p text:style-name="P3"/>
      <text:h text:style-name="Heading_20_2" text:outline-level="2">Étape 3 : Utiliser Conda dans Visual Studio Code</text:h>
      <text:p text:style-name="Standard"/>
      <text:p text:style-name="Standard">Maintenant que Conda est configuré, vous pouvez l'utiliser dans Visual Studio Code pour créer des environnements virtuels et installer des packages Python :</text:p>
      <text:p text:style-name="Standard"/>
      <text:p text:style-name="Standard">1. Ouvrir Visual Studio Code.</text:p>
      <text:p text:style-name="Standard"/>
      <text:p text:style-name="Standard">2. Sélectionner l'environnement Python :</text:p>
      <text:p text:style-name="Standard"><text:s text:c="3"/>- Ouvrez votre dossier de projet ou créez-en un nouveau.</text:p>
      <text:p text:style-name="Standard"><text:s text:c="3"/>- Dans Visual Studio Code, ouvrez le sélecteur d'environnement en bas à gauche (où il est écrit "Python" ou "Global" si aucun environnement n'est sélectionné).</text:p>
      <text:p text:style-name="Standard"><text:s text:c="3"/>- Sélectionnez l'environnement Conda que vous souhaitez utiliser. Si vous ne voyez pas votre environnement Conda dans la liste, assurez-vous d'avoir bien configuré le PATH comme décrit précédemment.</text:p>
      <text:p text:style-name="Standard"/>
      <text:p text:style-name="Standard">3. Utiliser le terminal intégré :</text:p>
      <text:p text:style-name="Standard"><text:s text:c="3"/>- Ouvrez le terminal dans Visual Studio Code (Ctrl+` ou View &gt; Terminal).</text:p>
      <text:p text:style-name="Standard"><text:s text:c="3"/>- Votre terminal devrait maintenant utiliser Conda. Vous pouvez vérifier cela en tapant `conda --version` pour voir si Conda est correctement reconnu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16:39:05.737000000</meta:creation-date>
    <dc:date>2024-07-05T10:45:42.174000000</dc:date>
    <meta:editing-duration>P17DT18H6M36S</meta:editing-duration>
    <meta:editing-cycles>1</meta:editing-cycles>
    <meta:document-statistic meta:table-count="0" meta:image-count="0" meta:object-count="0" meta:page-count="2" meta:paragraph-count="29" meta:word-count="414" meta:character-count="2812" meta:non-whitespace-character-count="2398"/>
    <meta:generator>LibreOffice/7.5.3.2$Windows_X86_64 LibreOffice_project/9f56dff12ba03b9acd7730a5a481eea045e468f3</meta:generator>
  </office:meta>
</office:document-meta>
</file>